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officeooo:rsid="00028e5f" officeooo:paragraph-rsid="00028e5f"/>
    </style:style>
    <style:style style:name="P5" style:family="paragraph" style:parent-style-name="Standard">
      <style:paragraph-properties fo:margin-top="0in" fo:margin-bottom="0in" loext:contextual-spacing="false"/>
      <style:text-properties officeooo:rsid="00037585" officeooo:paragraph-rsid="00037585"/>
    </style:style>
    <style:style style:name="P6" style:family="paragraph" style:parent-style-name="Standard">
      <style:paragraph-properties fo:margin-top="0in" fo:margin-bottom="0in" loext:contextual-spacing="false"/>
      <style:text-properties officeooo:rsid="00037585" officeooo:paragraph-rsid="0003803b"/>
    </style:style>
    <style:style style:name="P7" style:family="paragraph" style:parent-style-name="Standard">
      <style:paragraph-properties fo:margin-top="0in" fo:margin-bottom="0in" loext:contextual-spacing="false"/>
      <style:text-properties officeooo:paragraph-rsid="0003803b"/>
    </style:style>
    <style:style style:name="P8" style:family="paragraph" style:parent-style-name="Standard">
      <style:paragraph-properties fo:margin-top="0in" fo:margin-bottom="0in" loext:contextual-spacing="false"/>
      <style:text-properties officeooo:rsid="0003803b" officeooo:paragraph-rsid="0003803b"/>
    </style:style>
    <style:style style:name="P9" style:family="paragraph" style:parent-style-name="Standard">
      <style:paragraph-properties fo:margin-top="0in" fo:margin-bottom="0in" loext:contextual-spacing="false"/>
      <style:text-properties officeooo:paragraph-rsid="0006fb5e"/>
    </style:style>
    <style:style style:name="P10" style:family="paragraph" style:parent-style-name="Standard">
      <style:paragraph-properties fo:margin-top="0in" fo:margin-bottom="0in" loext:contextual-spacing="false"/>
      <style:text-properties officeooo:rsid="0008d939" officeooo:paragraph-rsid="0008d939"/>
    </style:style>
    <style:style style:name="P11" style:family="paragraph" style:parent-style-name="Standard">
      <style:paragraph-properties fo:margin-top="0in" fo:margin-bottom="0in" loext:contextual-spacing="false"/>
      <style:text-properties officeooo:paragraph-rsid="0008d939"/>
    </style:style>
    <style:style style:name="P12" style:family="paragraph" style:parent-style-name="Standard">
      <style:paragraph-properties fo:margin-top="0in" fo:margin-bottom="0in" loext:contextual-spacing="false"/>
      <style:text-properties officeooo:rsid="0008e2c4" officeooo:paragraph-rsid="0008e2c4"/>
    </style:style>
    <style:style style:name="P13" style:family="paragraph" style:parent-style-name="Standard">
      <style:paragraph-properties fo:margin-top="0in" fo:margin-bottom="0in" loext:contextual-spacing="false"/>
      <style:text-properties officeooo:rsid="000a0db3" officeooo:paragraph-rsid="000a0db3"/>
    </style:style>
    <style:style style:name="T1" style:family="text">
      <style:text-properties officeooo:rsid="00037585"/>
    </style:style>
    <style:style style:name="T2" style:family="text">
      <style:text-properties officeooo:rsid="0003803b"/>
    </style:style>
    <style:style style:name="T3" style:family="text">
      <style:text-properties officeooo:rsid="000511fe"/>
    </style:style>
    <style:style style:name="T4" style:family="text">
      <style:text-properties officeooo:rsid="0006fb5e"/>
    </style:style>
    <style:style style:name="T5" style:family="text">
      <style:text-properties officeooo:rsid="0008e2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peline Write-Up</text:p>
      <text:p text:style-name="P1"/>
      <text:p text:style-name="P4">The pipeline symulator consists of: a dump function (iplc_sim_dump_pipeline) to print out the contents of the pipeline, <text:span text:style-name="T1">a function that checks for stalls and forwarding (iplc_sim_push_pipeline_stage), and a function for each instruction.</text:span></text:p>
      <text:p text:style-name="P4"/>
      <text:p text:style-name="P5">iplc_sim_dump_pipeline:</text:p>
      <text:p text:style-name="P5">This function loops through the stages and printing first the cycle number then the data for each of the different stages.</text:p>
      <text:p text:style-name="P5"/>
      <text:p text:style-name="P7">Whenever an instruction is called the corresponding function calls the main driver function <text:span text:style-name="T2">(iplc_sim_push_pipeline)</text:span> to execute the remainder of the current instruction and then adds the relevant data into the pipeline’s instruction fetch.</text:p>
      <text:p text:style-name="P1"/>
      <text:p text:style-name="P6">iplc_sim_push_pipeline:</text:p>
      <text:p text:style-name="P8"><text:span text:style-name="T5">I</text:span>f the pipeline is in the write back stage we increment the instruction count. <text:span text:style-name="T3">If the pipeline is executing a branch we firs increment the branch counter. <text:s/>We then increment our statistics on correct branch predictions or stall. If the pipeline is executing load word we reset the number of inserted nops to zero. If the instruction is rtype and if there is a collision increment the stall counter. We then increment the pipeline cycle counter and push the stages throug the pipeline.</text:span></text:p>
      <text:p text:style-name="P10">If there was a stall then the push function calls its self.</text:p>
      <text:p text:style-name="P9"/>
      <text:p text:style-name="P9"><text:span text:style-name="T4">The remainder of the functions call the pipeline push and then assign the fields of a pipeline data structure for the given instruction.</text:span></text:p>
      <text:p text:style-name="P9"/>
      <text:p text:style-name="P10">iplc_sim_process_pipeline_rtype:</text:p>
      <text:p text:style-name="P10">The function sets the different fields to the correct values for an rtype instruction. It then copies the instruction into the instruction variable. <text:span text:style-name="T5">Assigns the first register. Assigns the second register if there is one other wise a constant. Assign the destination regster.</text:span></text:p>
      <text:p text:style-name="P10"/>
      <text:p text:style-name="P10">iplc_sim_process_pipeline_<text:span text:style-name="T5">lw:</text:span></text:p>
      <text:p text:style-name="P12">Pushes the pipeline. Sets the instruction type to lw. Assigns the instruction adress Assigns the data address to the one specified. Assign the destination and base registers.</text:p>
      <text:p text:style-name="P12"/>
      <text:p text:style-name="P10">iplc_sim_process_pipeline_<text:span text:style-name="T5">sw:</text:span></text:p>
      <text:p text:style-name="P12">Pushes the pipeline stage. Sets the instruction type to sw. Stores the instruction address, data address source register, and base register.</text:p>
      <text:p text:style-name="P12"/>
      <text:p text:style-name="P10">iplc_sim_process_pipeline_ <text:span text:style-name="T5">branched:</text:span></text:p>
      <text:p text:style-name="P12">Calls the push function. Then it sets the instruction type to branch, the instruction adress that of the current instruction, set the two registers to those passed in.</text:p>
      <text:p text:style-name="P12"/>
      <text:p text:style-name="P10">iplc_sim_process_pipeline_<text:span text:style-name="T5">jump</text:span></text:p>
      <text:p text:style-name="P12">Callse the push function. Then it set the instruction type to jump. It stores the instruction <text:soft-page-break/>address in the pipeline fetch. It also copies the instruction jumped typed to into the instrucion variable.</text:p>
      <text:p text:style-name="P12"/>
      <text:p text:style-name="P10">iplc_sim_process_pipeline_<text:span text:style-name="T5">syscall:</text:span></text:p>
      <text:p text:style-name="P13">Callst the pipeline push finction. Then we set the instruction type to syscall and store the instruction adress.</text:p>
      <text:p text:style-name="P10"/>
      <text:p text:style-name="P10">iplc_sim_process_pipeline_<text:span text:style-name="T5">nop:</text:span></text:p>
      <text:p text:style-name="P13">Calls the pipeline push function. Then we set the instruction type to nop and we store the instruction address.</text:p>
      <text:p text:style-name="P11"/>
      <text:p text:style-name="P12">The flow of the push pipeline stage function:</text:p>
      <text:p text:style-name="P12"/>
      <text:p text:style-name="P1">Write Back:</text:p>
      <text:p text:style-name="P1">We must always check to be sure that write back has finished so that we can count the number of instructions. Otherwise we don’t do anything that is we insert nops and increment the stall counter.</text:p>
      <text:p text:style-name="P1"/>
      <text:p text:style-name="P1">Branch:</text:p>
      <text:p text:style-name="P1">We then do branch predictions. We check at the decode stage if our current instruction is a branch instruction. Then we compare the instruction in decode with the instruction in fetch. If the instruction in fetch is greater than 4 after our current instruction, then we didn’t take it, otherwise we decide to take the branch.</text:p>
      <text:p text:style-name="P1">If we predict correctly we increment the prediction counter, and we stall if our prediction was wrong.</text:p>
      <text:p text:style-name="P1"/>
      <text:p text:style-name="P1">Load Word:</text:p>
      <text:p text:style-name="P1">We check for delays due to use in ALU stage, it there is a data hit/miss we add to our stall if needed.</text:p>
      <text:p text:style-name="P1"/>
      <text:p text:style-name="P1">Store Word:</text:p>
      <text:p text:style-name="P1">We check for memory access and data misses, we stall if there is a miss/hit.</text:p>
      <text:p text:style-name="P1"/>
      <text:p text:style-name="P1">We then increment the number of cycles.</text:p>
      <text:p text:style-name="P1"/>
      <text:p text:style-name="P1">We copy data from memory to write back, from ALU to memory, from decode to ALU, and from fetch to decode.</text:p>
      <text:p text:style-name="P1"/>
      <text:p text:style-name="P1">We finally zero the bits so that we can put in the correct instruction or leave it as NOPs, so that we know to stall.</text:p>
      <text:p text:style-name="P1"/>
      <text:p text:style-name="P1">In actuality, the pipeline is not really so complicated. <text:s/>All of the instruction functions do just about the same thing and the main driver function simply works through one pipeline cy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30T02:39:25.937511972</dc:date>
    <meta:editing-duration>PT21M48S</meta:editing-duration>
    <meta:editing-cycles>3</meta:editing-cycles>
    <meta:document-statistic meta:table-count="0" meta:image-count="0" meta:object-count="0" meta:page-count="2" meta:paragraph-count="37" meta:word-count="651" meta:character-count="4076" meta:non-whitespace-character-count="3460"/>
  </office:meta>
</office:document-meta>
</file>